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b2199" officeooo:paragraph-rsid="001b2199"/>
    </style:style>
    <style:style style:name="P2" style:family="paragraph" style:parent-style-name="Standard" style:list-style-name="L1">
      <style:paragraph-properties fo:text-align="justify" style:justify-single-word="false"/>
      <style:text-properties fo:language="en" fo:country="US" officeooo:rsid="001b2199" officeooo:paragraph-rsid="001b2199"/>
    </style:style>
    <style:style style:name="P3" style:family="paragraph" style:parent-style-name="Standard" style:list-style-name="L1">
      <style:paragraph-properties fo:text-align="justify" style:justify-single-word="false"/>
      <style:text-properties fo:language="en" fo:country="US" officeooo:rsid="001bbfe7" officeooo:paragraph-rsid="001bbfe7"/>
    </style:style>
    <style:style style:name="P4" style:family="paragraph" style:parent-style-name="Standard" style:list-style-name="L1">
      <style:paragraph-properties fo:text-align="justify" style:justify-single-word="false"/>
      <style:text-properties fo:language="en" fo:country="US" officeooo:rsid="001c74da" officeooo:paragraph-rsid="001c74da"/>
    </style:style>
    <style:style style:name="P5" style:family="paragraph" style:parent-style-name="Standard" style:list-style-name="L1">
      <style:paragraph-properties fo:text-align="justify" style:justify-single-word="false"/>
      <style:text-properties fo:language="en" fo:country="US" officeooo:rsid="001c83c6" officeooo:paragraph-rsid="001c83c6"/>
    </style:style>
    <style:style style:name="P6" style:family="paragraph" style:parent-style-name="Standard">
      <style:paragraph-properties fo:text-align="justify" style:justify-single-word="false"/>
      <style:text-properties fo:language="en" fo:country="US" officeooo:rsid="00202fa2" officeooo:paragraph-rsid="00202fa2"/>
    </style:style>
    <style:style style:name="T1" style:family="text">
      <style:text-properties officeooo:rsid="001c83c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LUG Talk stuff </text:p>
      <text:p text:style-name="P1"/>
      <text:list xml:id="list7080097307359169109" text:style-name="L1">
        <text:list-item>
          <text:p text:style-name="P2">Short introduction, explain who I am and what I do</text:p>
          <text:list>
            <text:list-item>
              <text:p text:style-name="P2">Part of the Core API team in Flexera, dealing with sending data securely most days </text:p>
            </text:list-item>
          </text:list>
        </text:list-item>
        <text:list-item>
          <text:p text:style-name="P2">So, enough about me, how does data get sent securely to the website and the sever?</text:p>
          <text:list>
            <text:list-item>
              <text:p text:style-name="P3">First, where does the data that is sent to the website come from?</text:p>
              <text:list>
                <text:list-item>
                  <text:p text:style-name="P3">Quite obviously, the data is stored in a database. Databases can take many forms and many systems – for example MySQL, MSSQL, TQL, NoSQL, Firebase, etc etc</text:p>
                </text:list-item>
                <text:list-item>
                  <text:p text:style-name="P3">The data is sent or retrieved from the database through a RESTful API. </text:p>
                </text:list-item>
                <text:list-item>
                  <text:p text:style-name="P3">What’s a RESTful API, you might ask? Well...</text:p>
                  <text:list>
                    <text:list-item>
                      <text:p text:style-name="P3">REST stands for Representational State Transfer. There are 6 rules that makeup a RESTful system:</text:p>
                      <text:list>
                        <text:list-item>
                          <text:p text:style-name="P3">Client-Server – separation between the server that has a service and the client which consumes the service</text:p>
                        </text:list-item>
                        <text:list-item>
                          <text:p text:style-name="P3">Stateless – every request from a client has to contain all the information needed for the server to carry out the request</text:p>
                        </text:list-item>
                        <text:list-item>
                          <text:p text:style-name="P3">Cacheable – the server must state to the client if requests are cacheable or not</text:p>
                        </text:list-item>
                        <text:list-item>
                          <text:p text:style-name="P3">Layered System – Communication between a client and a server must be standardized in order to allow intermediaries to respond to the request instead of the end server, without any changes to the client operation</text:p>
                        </text:list-item>
                        <text:list-item>
                          <text:p text:style-name="P3">Uniform Interface – all communication between a client and a server must be standardized</text:p>
                        </text:list-item>
                        <text:list-item>
                          <text:p text:style-name="P3">Code on demand – only optional constraint of a RESTful system – servers can give code or scripts to a client to execute</text:p>
                        </text:list-item>
                      </text:list>
                    </text:list-item>
                    <text:list-item>
                      <text:p text:style-name="P4">The REST system, originally<text:span text:style-name="T1"> built off the HTTP protocol that most of the web uses,</text:span> is based on the concept of resources, represented by URIs (<text:span text:style-name="T1">Uniform Resource Identifier), a representation of a resource. </text:span></text:p>
                    </text:list-item>
                    <text:list-item>
                      <text:p text:style-name="P5">Clients that use RESTful services send requests to these URIs using several different methods – for this talk there’s gonna be only 4 that we’re concerned with:</text:p>
                      <text:list>
                        <text:list-item>
                          <text:p text:style-name="P5">GET – Get information about a resource from the database</text:p>
                        </text:list-item>
                        <text:list-item>
                          <text:p text:style-name="P5">POST – Posts/Creates a new resource to the database</text:p>
                        </text:list-item>
                        <text:list-item>
                          <text:p text:style-name="P5">PUT – Puts/Updates a resource already extant in the database</text:p>
                        </text:list-item>
                        <text:list-item>
                          <text:p text:style-name="P5">DELETE - ...I have no idea what this does.</text:p>
                        </text:list-item>
                      </text:list>
                    </text:list-item>
                    <text:list-item>
                      <text:p text:style-name="P5">Generally (and for our intents and purposes) data that is contained within the requests is sent as a JSON blob, or as arguments within a query string portion of the URL.</text:p>
                    </text:list-item>
                    <text:list-item>
                      <text:p text:style-name="P5">So, when we have a new news story that needs placed on the website, we fill in the details and use a POST request to place it inside the database...</text:p>
                    </text:list-item>
                    <text:list-item>
                      <text:p text:style-name="P5">If we want to display all news stories, or want to get a particular ID to display a certain story, we use a GET request...</text:p>
                    </text:list-item>
                    <text:list-item>
                      <text:p text:style-name="P5">What if the BBC get a breaking news story that needs updated, or the story is still ongoing? We use a PUT request...</text:p>
                    </text:list-item>
                    <text:list-item>
                      <text:p text:style-name="P5">What if the BBC, for whatever reason, decide that they need to delete a story? This is where a DELETE request comes in.</text:p>
                    </text:list-item>
                    <text:list-item>
                      <text:p text:style-name="P5">There are many different frameworks for writing a RESTful API in many different languages. Some frameworks that I’ve had experience with are:</text:p>
                      <text:list>
                        <text:list-item>
                          <text:p text:style-name="P5">Flask/Django for Python</text:p>
                        </text:list-item>
                        <text:list-item>
                          <text:p text:style-name="P5">Laravel for PHP (...bad memories...)</text:p>
                        </text:list-item>
                        <text:list-item>
                          <text:p text:style-name="P5">For this talk, here’s a live demo, written in the Flask framework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"><text:soft-page-break/>References:</text:p>
      <text:p text:style-name="P6"/>
      <text:p text:style-name="P6"><text:a xlink:type="simple" xlink:href="https://blog.miguelgrinberg.com/post/designing-a-restful-api-with-python-and-flask" text:style-name="Internet_20_link" text:visited-style-name="Visited_20_Internet_20_Link">https://blog.miguelgrinberg.com/post/designing-a-restful-api-with-python-and-flask</text:a></text:p>
      <text:p text:style-name="P6"><text:a xlink:type="simple" xlink:href="https://en.wikipedia.org/wiki/Hypertext_Transfer_Protocol" text:style-name="Internet_20_link" text:visited-style-name="Visited_20_Internet_20_Link">https://en.wikipedia.org/wiki/Hypertext_Transfer_Protocol</text:a></text:p>
      <text:p text:style-name="P6">https://en.wikipedia.org/wiki/Uniform_Resource_Identifi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21:17:43.147290436</meta:creation-date>
    <meta:editing-duration>PT22M34S</meta:editing-duration>
    <meta:editing-cycles>4</meta:editing-cycles>
    <meta:generator>LibreOffice/5.1.6.2$Linux_X86_64 LibreOffice_project/10m0$Build-2</meta:generator>
    <dc:date>2018-05-02T22:04:06.187263629</dc:date>
    <meta:document-statistic meta:table-count="0" meta:image-count="0" meta:object-count="0" meta:page-count="2" meta:paragraph-count="34" meta:word-count="539" meta:character-count="3136" meta:non-whitespace-character-count="2644"/>
  </office:meta>
</office:document-meta>
</file>